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P6" style:family="paragraph" style:parent-style-name="Text_20_body">
      <style:paragraph-properties fo:margin-top="0cm" fo:margin-bottom="0cm" loext:contextual-spacing="false" fo:line-height="120%" style:writing-mode="lr-tb"/>
    </style:style>
    <style:style style:name="P7"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ans" style:text-underline-style="none" fo:font-weight="normal" officeooo:rsid="002b4237" officeooo:paragraph-rsid="001da5f2" style:text-blinking="false" fo:background-color="transparent" style:font-weight-asian="normal" style:font-weight-complex="normal"/>
    </style:style>
    <style:style style:name="P8" style:family="paragraph" style:parent-style-name="Text_20_body" style:list-style-name="L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font-name="Arial" fo:font-size="11pt" fo:font-style="normal" style:text-underline-style="solid" style:text-underline-width="auto" style:text-underline-color="font-color" fo:font-weight="normal" fo:background-color="transparent" loext:char-shading-value="0"/>
    </style:style>
    <style:style style:name="T4" style:family="text">
      <style:text-properties style:font-name="Arial" fo:font-size="11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4bbd0202-7fff-90ed-de8b-930d1739ea98"/>                </text:p>
      <text:p text:style-name="P1">DOCUMENTATION AREA</text:p>
      <text:p text:style-name="Text_20_body"><text:line-break/></text:p>
      <text:p text:style-name="P5">INTRODUCTION:</text:p>
      <text:p text:style-name="P2">AREA: signifie action/réaction, il s’agit d’un projet qui consiste a recréer un service qui utilise les applets pour faire intéragires divers services web. IFTT «If this then that» est un service qui utilise les applets, que chaines d’instructions, pour faire communiquer notamment Twitter et Gmail.</text:p>
      <text:p text:style-name="P2">Cette documentation se divise en 3 grandes parties: Une application Android, un client web, ainsi qu’un serveur qui lie la base de donnée a ces deux plateformes.</text:p>
      <text:p text:style-name="Text_20_body"><text:line-break/></text:p>
      <text:p text:style-name="P5">CHOIX DES TECHNOS/FRAMEWORKS/MODULES:</text:p>
      <text:p text:style-name="Text_20_body"/>
      <text:p text:style-name="P6"><text:span text:style-name="T3">DOCKER:</text:span><text:span text:style-name="T1"> </text:span><text:span text:style-name="T2">Est un conteneur, il permet d’empaqueter une application et ses dépendances. Les deux intérêt principaux de Docker sont les performances et le déploiement, en effet un conteneur est portable et il est plus facile a utiliser plutot que d’envoyer une machine virtuelle a chaque importation de projet, docker remplace cette machine virtuelle pour ainsi dire.</text:span></text:p>
      <text:p text:style-name="Text_20_body"/>
      <text:p text:style-name="P6"><text:span text:style-name="T3">MONGODB :</text:span><text:span text:style-name="T1"> </text:span><text:span text:style-name="T2">Base de donnée.</text:span></text:p>
      <text:p text:style-name="Text_20_body"/>
      <text:p text:style-name="P6"><text:span text:style-name="T3">JAVASCRIPT &amp; NODE JS: </text:span><text:span text:style-name="T2">Le Node-js permet d’exécuter du JavaScript coté server et interagir avec le système. L’intérêt du Node-js est qu’il est non-bloquant, c’est a dire que lorsqu’un client va faire une requête a la base de donnée il va envoyer ces requêtes dans un thread pool et les gérer de manière plus efficaces en déclenchant une queue d’évènement et il va les exécuter de manière asynchrone.</text:span></text:p>
      <text:p text:style-name="Text_20_body"/>
      <text:p text:style-name="P6"><text:span text:style-name="T3">KOTLIN:</text:span><text:span text:style-name="T1"> </text:span><text:span text:style-name="T2">Language de programmation orienté objet, avec un typage statique qui permet de compiler pour la machine virtuelle Java et Javascript. C’est le deuxieme langage de programmation supporté par Android Studio après Java.</text:span></text:p>
      <text:p text:style-name="Text_20_body"/>
      <text:p text:style-name="P6"><text:span text:style-name="T3">NPM:</text:span><text:span text:style-name="T1"> </text:span><text:span text:style-name="T2">Est un gestionnaire de paquet de Node-js.</text:span></text:p>
      <text:p text:style-name="Text_20_body"/>
      <text:p text:style-name="P4">→ <text:span text:style-name="T4">Express : Il s’agit d’une dépendance de NPM. Il permet de faciliter l’installation du server ainsi que la gestion des routes.</text:span></text:p>
      <text:p text:style-name="Text_20_body"/>
      <text:p text:style-name="P4">→ <text:span text:style-name="T4">Ejs / Html : Permet de greffer du code Html sur le server. Ce qui permet notamment de lier un bouton, par exemple, a une requête.</text:span></text:p>
      <text:p text:style-name="Text_20_body"/>
      <text:p text:style-name="P4">→ <text:span text:style-name="T4">Passeport : Est un middleware, c’est a dire qu’il intérvient entre les requete utilisateur et les réponses server. Il gère la connexion Login/Sign-up</text:span></text:p>
      <text:p text:style-name="Text_20_body"><text:soft-page-break/></text:p>
      <text:p text:style-name="P4">→ <text:span text:style-name="T4">Cron : Un programme qui permet aux utilisateurs des systèmes Unix d’exécuter automatiquement des scripts, des commandes ou des logiciels à une date et une heure spécifiées à l’avance, ou selon un cycle défini à l’avance.</text:span></text:p>
      <text:p text:style-name="Text_20_body"><text:line-break/><text:line-break/><text:line-break/><text:line-break/></text:p>
      <text:p text:style-name="P5">SERVICES :</text:p>
      <text:p text:style-name="Text_20_body"/>
      <text:p text:style-name="P2">Pour ce projet nous avons choisis d’utiliser les APIs des services suivantes :</text:p>
      <text:p text:style-name="Text_20_body"/>
      <text:p text:style-name="P2">LinkedIn :</text:p>
      <text:p text:style-name="P4">→ <text:span text:style-name="T4">Poste sur LinkedIn posté sur</text:span></text:p>
      <text:p text:style-name="Text_20_body"/>
      <text:p text:style-name="P2">Spotify :</text:p>
      <text:p text:style-name="P4">→ <text:span text:style-name="T4">Follow un artiste sur Twitter lorsqu’un artiste est suivi sur Spotify.</text:span></text:p>
      <text:p text:style-name="P4">→ <text:span text:style-name="T4">Envois un mail sur Gmail lorsqu’un nouvel artiste est suivi.</text:span></text:p>
      <text:p text:style-name="P4">→ <text:span text:style-name="T4">Follow sur linkedIn les nouveau artistes Follow sur Spotify.</text:span></text:p>
      <text:p text:style-name="Text_20_body"/>
      <text:p text:style-name="P2">Twitter :</text:p>
      <text:p text:style-name="P4">→ <text:span text:style-name="T4">Un tweet est généré quand l’utilisateur poste une nouvelle photo sur insta.</text:span></text:p>
      <text:p text:style-name="P4">→ <text:span text:style-name="T4">Mail Outlook généré pour chaque nouveau Tweet.</text:span></text:p>
      <text:p text:style-name="P4">→ <text:span text:style-name="T4">Partage sur yammer pour chaque noueau Tweet.</text:span></text:p>
      <text:p text:style-name="P4">→ <text:span text:style-name="T4">Pour chaque Tweet, Twillio emet un sms.</text:span></text:p>
      <text:p text:style-name="P4">→ <text:span text:style-name="T4">Follow Twitter génère un follow sur LinkedIn</text:span></text:p>
      <text:p text:style-name="P4">→ <text:span text:style-name="T4">Follow Twitter génère un follow sur Spotify.</text:span></text:p>
      <text:p text:style-name="P4">→ <text:span text:style-name="T4">Follow Twitter génère un follow sur Yammer.</text:span></text:p>
      <text:p text:style-name="Text_20_body"/>
      <text:p text:style-name="P2">Chrono :</text:p>
      <text:p text:style-name="P4">→ <text:span text:style-name="T4">Envoi d’un message de rappel tous les jours à 19h30 «Nourir les chats».</text:span></text:p>
      <text:p text:style-name="P4">→ <text:span text:style-name="T4">Envoi d’un message de rappel tous les jours à 20h «Appeler Maman».</text:span></text:p>
      <text:p text:style-name="P4">→ <text:span text:style-name="T4">Appel tous les jours à 8h pour le réveil.</text:span></text:p>
      <text:p text:style-name="Text_20_body"/>
      <text:p text:style-name="P2">Twillio :</text:p>
      <text:p text:style-name="P4">→ <text:span text:style-name="T4">Reçois un message Twillio lorsqu’un message privée est recu sur LinkedIn.</text:span></text:p>
      <text:p text:style-name="P4">→ <text:span text:style-name="T4">Reçois un message Twillio lorsqu’un message privée est recu sur Yammer.</text:span></text:p>
      <text:p text:style-name="P4">→ <text:span text:style-name="T4">Reçois un message Twillio lorsqu’un message privée est recu sur Twitter.</text:span></text:p>
      <text:p text:style-name="Text_20_body"/>
      <text:p text:style-name="P5"/>
      <text:p text:style-name="P5"><text:soft-page-break/>API de notre serveur :</text:p>
      <text:p text:style-name="Text_20_body"/>
      <text:p text:style-name="P3">/api/login :</text:p>
      <text:p text:style-name="P2">Client : Envoie une requête POST au serveur via cette route. La requête doit contenir un JSON avec les informations suivantes: </text:p>
      <text:list xml:id="list1214512261" text:style-name="L1">
        <text:list-item>
          <text:p text:style-name="P8">“<text:span text:style-name="T4">email:” avec l’email de l’utilisateur</text:span></text:p>
        </text:list-item>
        <text:list-item>
          <text:p text:style-name="P8">“<text:span text:style-name="T4">password:” avec le mdp</text:span></text:p>
        </text:list-item>
      </text:list>
      <text:p text:style-name="P2">Serveur: Le serveur répond avec:</text:p>
      <text:list xml:id="list2876926835" text:style-name="L2">
        <text:list-item>
          <text:p text:style-name="P9">un JSON contenant le token d’API contenu dans “token:” ainsi qu’un message de succès avec le code 200 dans le cas où l’authentification a réussie.</text:p>
        </text:list-item>
        <text:list-item>
          <text:p text:style-name="P9">Dans le cas où l’email ou le mot de passe sont invalides et/ou n’ont pas été trouvés, un message d’erreur avec le code 401 est renvoyé.</text:p>
        </text:list-item>
      </text:list>
      <text:p text:style-name="Text_20_body"/>
      <text:p text:style-name="P5">Équipe :</text:p>
      <text:p text:style-name="P2">Lucas Pierru</text:p>
      <text:p text:style-name="P2">Matthieu André</text:p>
      <text:p text:style-name="P2">Sifdine Haddou</text:p>
      <text:p text:style-name="P2">Enzo Nicholetti</text:p>
      <text:p text:style-name="P2">Valentin Gabriel</text:p>
      <text:p text:style-name="P2">Hugo Varlou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7:50:07.271833598</meta:creation-date>
    <dc:date>2019-03-10T23:32:10.554996213</dc:date>
    <meta:editing-duration>PT23M50S</meta:editing-duration>
    <meta:editing-cycles>3</meta:editing-cycles>
    <meta:generator>LibreOffice/6.0.6.2$Linux_X86_64 LibreOffice_project/00m0$Build-2</meta:generator>
    <meta:document-statistic meta:table-count="0" meta:image-count="0" meta:object-count="0" meta:page-count="3" meta:paragraph-count="58" meta:word-count="667" meta:character-count="3982" meta:non-whitespace-character-count="3348"/>
  </office:meta>
</office:document-meta>
</file>